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39pt"/>
    </style:style>
    <style:style style:name="co2" style:family="table-column">
      <style:table-column-properties fo:break-before="auto" style:column-width="76.65pt"/>
    </style:style>
    <style:style style:name="co3" style:family="table-column">
      <style:table-column-properties fo:break-before="auto" style:column-width="71.2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EnergyVals" table:style-name="ta1">
        <table:shapes>
          <draw:frame draw:z-index="0" draw:style-name="gr1" draw:text-style-name="P1" svg:width="453.51pt" svg:height="255.09pt" svg:x="332.05pt" svg:y="1193.24pt">
            <loext:p draw:notify-on-update-of-ranges="EnergyVals.A1:EnergyVals.A101 EnergyVals.B1:EnergyVals.B101 EnergyVals.C1:EnergyVals.C101 EnergyVals.D1:EnergyVals.D101 EnergyVals.E1:EnergyVals.E1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37.45224421" calcext:value-type="float">
            <text:p>2337.45224421</text:p>
          </table:table-cell>
          <table:table-cell office:value-type="float" office:value="2337.45223953" calcext:value-type="float">
            <text:p>2337.45223953</text:p>
          </table:table-cell>
          <table:table-cell table:number-columns-repeated="2" office:value-type="float" office:value="1168.7261221" calcext:value-type="float">
            <text:p>1168.72612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09.37732287" calcext:value-type="float">
            <text:p>2409.37732287</text:p>
          </table:table-cell>
          <table:table-cell office:value-type="float" office:value="2338.01162078" calcext:value-type="float">
            <text:p>2338.01162078</text:p>
          </table:table-cell>
          <table:table-cell table:number-columns-repeated="2" office:value-type="float" office:value="1168.7261221" calcext:value-type="float">
            <text:p>1168.72612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83.51558768" calcext:value-type="float">
            <text:p>2483.51558768</text:p>
          </table:table-cell>
          <table:table-cell office:value-type="float" office:value="2334.23285417" calcext:value-type="float">
            <text:p>2334.23285417</text:p>
          </table:table-cell>
          <table:table-cell table:number-columns-repeated="2" office:value-type="float" office:value="1168.7261221" calcext:value-type="float">
            <text:p>1168.726122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59.93513997" calcext:value-type="float">
            <text:p>2559.93513997</text:p>
          </table:table-cell>
          <table:table-cell office:value-type="float" office:value="2324.73315568" calcext:value-type="float">
            <text:p>2324.73315568</text:p>
          </table:table-cell>
          <table:table-cell table:number-columns-repeated="2" office:value-type="float" office:value="1168.7261221" calcext:value-type="float">
            <text:p>1168.726122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638.70617658" calcext:value-type="float">
            <text:p>2638.70617658</text:p>
          </table:table-cell>
          <table:table-cell office:value-type="float" office:value="2311.89111116" calcext:value-type="float">
            <text:p>2311.89111116</text:p>
          </table:table-cell>
          <table:table-cell table:number-columns-repeated="2" office:value-type="float" office:value="1168.7261221" calcext:value-type="float">
            <text:p>1168.726122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719.90105438" calcext:value-type="float">
            <text:p>2719.90105438</text:p>
          </table:table-cell>
          <table:table-cell office:value-type="float" office:value="2299.1693568" calcext:value-type="float">
            <text:p>2299.1693568</text:p>
          </table:table-cell>
          <table:table-cell table:number-columns-repeated="2" office:value-type="float" office:value="1168.7261221" calcext:value-type="float">
            <text:p>1168.726122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803.59435668" calcext:value-type="float">
            <text:p>2803.59435668</text:p>
          </table:table-cell>
          <table:table-cell office:value-type="float" office:value="2289.35331167" calcext:value-type="float">
            <text:p>2289.35331167</text:p>
          </table:table-cell>
          <table:table-cell table:number-columns-repeated="2" office:value-type="float" office:value="1168.7261221" calcext:value-type="float">
            <text:p>1168.726122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889.86296179" calcext:value-type="float">
            <text:p>2889.86296179</text:p>
          </table:table-cell>
          <table:table-cell office:value-type="float" office:value="2283.77936512" calcext:value-type="float">
            <text:p>2283.77936512</text:p>
          </table:table-cell>
          <table:table-cell table:number-columns-repeated="2" office:value-type="float" office:value="1168.7261221" calcext:value-type="float">
            <text:p>1168.726122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978.78611364" calcext:value-type="float">
            <text:p>2978.78611364</text:p>
          </table:table-cell>
          <table:table-cell office:value-type="float" office:value="2281.80086824" calcext:value-type="float">
            <text:p>2281.80086824</text:p>
          </table:table-cell>
          <table:table-cell table:number-columns-repeated="2" office:value-type="float" office:value="1168.7261221" calcext:value-type="float">
            <text:p>1168.726122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070.44549452" calcext:value-type="float">
            <text:p>3070.44549452</text:p>
          </table:table-cell>
          <table:table-cell office:value-type="float" office:value="2281.97098103" calcext:value-type="float">
            <text:p>2281.97098103</text:p>
          </table:table-cell>
          <table:table-cell table:number-columns-repeated="2" office:value-type="float" office:value="1168.7261221" calcext:value-type="float">
            <text:p>1168.726122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164.92530016" calcext:value-type="float">
            <text:p>3164.92530016</text:p>
          </table:table-cell>
          <table:table-cell office:value-type="float" office:value="2285.38782642" calcext:value-type="float">
            <text:p>2285.38782642</text:p>
          </table:table-cell>
          <table:table-cell table:number-columns-repeated="2" office:value-type="float" office:value="1168.7261221" calcext:value-type="float">
            <text:p>1168.726122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262.31231704" calcext:value-type="float">
            <text:p>3262.31231704</text:p>
          </table:table-cell>
          <table:table-cell office:value-type="float" office:value="2691.28910418" calcext:value-type="float">
            <text:p>2691.28910418</text:p>
          </table:table-cell>
          <table:table-cell table:number-columns-repeated="2" office:value-type="float" office:value="1168.7261221" calcext:value-type="float">
            <text:p>1168.726122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362.69600214" calcext:value-type="float">
            <text:p>3362.69600214</text:p>
          </table:table-cell>
          <table:table-cell office:value-type="float" office:value="3651.96795235" calcext:value-type="float">
            <text:p>3651.96795235</text:p>
          </table:table-cell>
          <table:table-cell table:number-columns-repeated="2" office:value-type="float" office:value="1168.7261221" calcext:value-type="float">
            <text:p>1168.726122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466.16856508" calcext:value-type="float">
            <text:p>3466.16856508</text:p>
          </table:table-cell>
          <table:table-cell office:value-type="float" office:value="4394.38013893" calcext:value-type="float">
            <text:p>4394.38013893</text:p>
          </table:table-cell>
          <table:table-cell table:number-columns-repeated="2" office:value-type="float" office:value="1168.7261221" calcext:value-type="float">
            <text:p>1168.726122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572.82505285" calcext:value-type="float">
            <text:p>3572.82505285</text:p>
          </table:table-cell>
          <table:table-cell office:value-type="float" office:value="4425.60550748" calcext:value-type="float">
            <text:p>4425.60550748</text:p>
          </table:table-cell>
          <table:table-cell table:number-columns-repeated="2" office:value-type="float" office:value="1168.7261221" calcext:value-type="float">
            <text:p>1168.726122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682.76343709" calcext:value-type="float">
            <text:p>3682.76343709</text:p>
          </table:table-cell>
          <table:table-cell office:value-type="float" office:value="4323.2791352" calcext:value-type="float">
            <text:p>4323.2791352</text:p>
          </table:table-cell>
          <table:table-cell table:number-columns-repeated="2" office:value-type="float" office:value="1168.7261221" calcext:value-type="float">
            <text:p>1168.726122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796.08470411" calcext:value-type="float">
            <text:p>3796.08470411</text:p>
          </table:table-cell>
          <table:table-cell office:value-type="float" office:value="4219.03285886" calcext:value-type="float">
            <text:p>4219.03285886</text:p>
          </table:table-cell>
          <table:table-cell table:number-columns-repeated="2" office:value-type="float" office:value="1168.7261221" calcext:value-type="float">
            <text:p>1168.726122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912.89294763" calcext:value-type="float">
            <text:p>3912.89294763</text:p>
          </table:table-cell>
          <table:table-cell office:value-type="float" office:value="4120.65394235" calcext:value-type="float">
            <text:p>4120.65394235</text:p>
          </table:table-cell>
          <table:table-cell table:number-columns-repeated="2" office:value-type="float" office:value="1168.7261221" calcext:value-type="float">
            <text:p>1168.726122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033.2954644" calcext:value-type="float">
            <text:p>4033.2954644</text:p>
          </table:table-cell>
          <table:table-cell office:value-type="float" office:value="4035.68953693" calcext:value-type="float">
            <text:p>4035.68953693</text:p>
          </table:table-cell>
          <table:table-cell table:number-columns-repeated="2" office:value-type="float" office:value="1168.7261221" calcext:value-type="float">
            <text:p>1168.726122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157.4028528" calcext:value-type="float">
            <text:p>4157.4028528</text:p>
          </table:table-cell>
          <table:table-cell office:value-type="float" office:value="3983.77588085" calcext:value-type="float">
            <text:p>3983.77588085</text:p>
          </table:table-cell>
          <table:table-cell table:number-columns-repeated="2" office:value-type="float" office:value="1168.7261221" calcext:value-type="float">
            <text:p>1168.726122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285.32911438" calcext:value-type="float">
            <text:p>4285.32911438</text:p>
          </table:table-cell>
          <table:table-cell office:value-type="float" office:value="4014.02304692" calcext:value-type="float">
            <text:p>4014.02304692</text:p>
          </table:table-cell>
          <table:table-cell table:number-columns-repeated="2" office:value-type="float" office:value="1168.7261221" calcext:value-type="float">
            <text:p>1168.726122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417.19175859" calcext:value-type="float">
            <text:p>4417.19175859</text:p>
          </table:table-cell>
          <table:table-cell office:value-type="float" office:value="4033.34219989" calcext:value-type="float">
            <text:p>4033.34219989</text:p>
          </table:table-cell>
          <table:table-cell table:number-columns-repeated="2" office:value-type="float" office:value="1168.7261221" calcext:value-type="float">
            <text:p>1168.726122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553.11191075" calcext:value-type="float">
            <text:p>4553.11191075</text:p>
          </table:table-cell>
          <table:table-cell office:value-type="float" office:value="4073.94998966" calcext:value-type="float">
            <text:p>4073.94998966</text:p>
          </table:table-cell>
          <table:table-cell table:number-columns-repeated="2" office:value-type="float" office:value="1168.7261221" calcext:value-type="float">
            <text:p>1168.726122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693.21442328" calcext:value-type="float">
            <text:p>4693.21442328</text:p>
          </table:table-cell>
          <table:table-cell office:value-type="float" office:value="4041.00452514" calcext:value-type="float">
            <text:p>4041.00452514</text:p>
          </table:table-cell>
          <table:table-cell table:number-columns-repeated="2" office:value-type="float" office:value="1168.7261221" calcext:value-type="float">
            <text:p>1168.726122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837.6279904" calcext:value-type="float">
            <text:p>4837.6279904</text:p>
          </table:table-cell>
          <table:table-cell office:value-type="float" office:value="4103.74657467" calcext:value-type="float">
            <text:p>4103.74657467</text:p>
          </table:table-cell>
          <table:table-cell table:number-columns-repeated="2" office:value-type="float" office:value="1168.7261221" calcext:value-type="float">
            <text:p>1168.726122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986.48526636" calcext:value-type="float">
            <text:p>4986.48526636</text:p>
          </table:table-cell>
          <table:table-cell office:value-type="float" office:value="4309.19284653" calcext:value-type="float">
            <text:p>4309.19284653</text:p>
          </table:table-cell>
          <table:table-cell table:number-columns-repeated="2" office:value-type="float" office:value="1168.7261221" calcext:value-type="float">
            <text:p>1168.726122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139.92298724" calcext:value-type="float">
            <text:p>5139.92298724</text:p>
          </table:table-cell>
          <table:table-cell office:value-type="float" office:value="4069.4936216" calcext:value-type="float">
            <text:p>4069.4936216</text:p>
          </table:table-cell>
          <table:table-cell table:number-columns-repeated="2" office:value-type="float" office:value="1168.7261221" calcext:value-type="float">
            <text:p>1168.726122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298.08209662" calcext:value-type="float">
            <text:p>5298.08209662</text:p>
          </table:table-cell>
          <table:table-cell office:value-type="float" office:value="4024.41442498" calcext:value-type="float">
            <text:p>4024.41442498</text:p>
          </table:table-cell>
          <table:table-cell table:number-columns-repeated="2" office:value-type="float" office:value="1168.7261221" calcext:value-type="float">
            <text:p>1168.726122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461.10787501" calcext:value-type="float">
            <text:p>5461.10787501</text:p>
          </table:table-cell>
          <table:table-cell office:value-type="float" office:value="3980.24943432" calcext:value-type="float">
            <text:p>3980.24943432</text:p>
          </table:table-cell>
          <table:table-cell table:number-columns-repeated="2" office:value-type="float" office:value="1168.7261221" calcext:value-type="float">
            <text:p>1168.726122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629.15007329" calcext:value-type="float">
            <text:p>5629.15007329</text:p>
          </table:table-cell>
          <table:table-cell office:value-type="float" office:value="3952.55786961" calcext:value-type="float">
            <text:p>3952.55786961</text:p>
          </table:table-cell>
          <table:table-cell table:number-columns-repeated="2" office:value-type="float" office:value="1168.7261221" calcext:value-type="float">
            <text:p>1168.726122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802.36305029" calcext:value-type="float">
            <text:p>5802.36305029</text:p>
          </table:table-cell>
          <table:table-cell office:value-type="float" office:value="3891.63448456" calcext:value-type="float">
            <text:p>3891.63448456</text:p>
          </table:table-cell>
          <table:table-cell table:number-columns-repeated="2" office:value-type="float" office:value="1168.7261221" calcext:value-type="float">
            <text:p>1168.726122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980.90591457" calcext:value-type="float">
            <text:p>5980.90591457</text:p>
          </table:table-cell>
          <table:table-cell office:value-type="float" office:value="3888.13524282" calcext:value-type="float">
            <text:p>3888.13524282</text:p>
          </table:table-cell>
          <table:table-cell table:number-columns-repeated="2" office:value-type="float" office:value="1168.7261221" calcext:value-type="float">
            <text:p>1168.726122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164.94267059" calcext:value-type="float">
            <text:p>6164.94267059</text:p>
          </table:table-cell>
          <table:table-cell office:value-type="float" office:value="3838.43001713" calcext:value-type="float">
            <text:p>3838.43001713</text:p>
          </table:table-cell>
          <table:table-cell table:number-columns-repeated="2" office:value-type="float" office:value="1168.7261221" calcext:value-type="float">
            <text:p>1168.726122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354.64236932" calcext:value-type="float">
            <text:p>6354.64236932</text:p>
          </table:table-cell>
          <table:table-cell office:value-type="float" office:value="3960.60802507" calcext:value-type="float">
            <text:p>3960.60802507</text:p>
          </table:table-cell>
          <table:table-cell table:number-columns-repeated="2" office:value-type="float" office:value="1168.7261221" calcext:value-type="float">
            <text:p>1168.726122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550.17926356" calcext:value-type="float">
            <text:p>6550.17926356</text:p>
          </table:table-cell>
          <table:table-cell office:value-type="float" office:value="3952.27641501" calcext:value-type="float">
            <text:p>3952.27641501</text:p>
          </table:table-cell>
          <table:table-cell table:number-columns-repeated="2" office:value-type="float" office:value="1168.7261221" calcext:value-type="float">
            <text:p>1168.726122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751.73296801" calcext:value-type="float">
            <text:p>6751.73296801</text:p>
          </table:table-cell>
          <table:table-cell office:value-type="float" office:value="3974.84171492" calcext:value-type="float">
            <text:p>3974.84171492</text:p>
          </table:table-cell>
          <table:table-cell table:number-columns-repeated="2" office:value-type="float" office:value="1168.7261221" calcext:value-type="float">
            <text:p>1168.726122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959.4886242" calcext:value-type="float">
            <text:p>6959.4886242</text:p>
          </table:table-cell>
          <table:table-cell office:value-type="float" office:value="5376.07931962" calcext:value-type="float">
            <text:p>5376.07931962</text:p>
          </table:table-cell>
          <table:table-cell table:number-columns-repeated="2" office:value-type="float" office:value="1168.7261221" calcext:value-type="float">
            <text:p>1168.726122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173.63707065" calcext:value-type="float">
            <text:p>7173.63707065</text:p>
          </table:table-cell>
          <table:table-cell office:value-type="float" office:value="10521.3312016" calcext:value-type="float">
            <text:p>10521.3312016</text:p>
          </table:table-cell>
          <table:table-cell table:number-columns-repeated="2" office:value-type="float" office:value="1168.7261221" calcext:value-type="float">
            <text:p>1168.726122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394.37501807" calcext:value-type="float">
            <text:p>7394.37501807</text:p>
          </table:table-cell>
          <table:table-cell office:value-type="float" office:value="9948.24156121" calcext:value-type="float">
            <text:p>9948.24156121</text:p>
          </table:table-cell>
          <table:table-cell table:number-columns-repeated="2" office:value-type="float" office:value="1168.7261221" calcext:value-type="float">
            <text:p>1168.726122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621.90523014" calcext:value-type="float">
            <text:p>7621.90523014</text:p>
          </table:table-cell>
          <table:table-cell office:value-type="float" office:value="9709.2193265" calcext:value-type="float">
            <text:p>9709.2193265</text:p>
          </table:table-cell>
          <table:table-cell table:number-columns-repeated="2" office:value-type="float" office:value="1168.7261221" calcext:value-type="float">
            <text:p>1168.726122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856.4367097" calcext:value-type="float">
            <text:p>7856.4367097</text:p>
          </table:table-cell>
          <table:table-cell office:value-type="float" office:value="9340.23533463" calcext:value-type="float">
            <text:p>9340.23533463</text:p>
          </table:table-cell>
          <table:table-cell table:number-columns-repeated="2" office:value-type="float" office:value="1168.7261221" calcext:value-type="float">
            <text:p>1168.726122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098.18489075" calcext:value-type="float">
            <text:p>8098.18489075</text:p>
          </table:table-cell>
          <table:table-cell office:value-type="float" office:value="9217.40480662" calcext:value-type="float">
            <text:p>9217.40480662</text:p>
          </table:table-cell>
          <table:table-cell table:number-columns-repeated="2" office:value-type="float" office:value="1168.7261221" calcext:value-type="float">
            <text:p>1168.726122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8347.37183638" calcext:value-type="float">
            <text:p>8347.37183638</text:p>
          </table:table-cell>
          <table:table-cell office:value-type="float" office:value="9030.84889696" calcext:value-type="float">
            <text:p>9030.84889696</text:p>
          </table:table-cell>
          <table:table-cell table:number-columns-repeated="2" office:value-type="float" office:value="1168.7261221" calcext:value-type="float">
            <text:p>1168.726122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604.22644268" calcext:value-type="float">
            <text:p>8604.22644268</text:p>
          </table:table-cell>
          <table:table-cell office:value-type="float" office:value="9020.94336295" calcext:value-type="float">
            <text:p>9020.94336295</text:p>
          </table:table-cell>
          <table:table-cell table:number-columns-repeated="2" office:value-type="float" office:value="1168.7261221" calcext:value-type="float">
            <text:p>1168.726122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8868.98464908" calcext:value-type="float">
            <text:p>8868.98464908</text:p>
          </table:table-cell>
          <table:table-cell office:value-type="float" office:value="8799.49205115" calcext:value-type="float">
            <text:p>8799.49205115</text:p>
          </table:table-cell>
          <table:table-cell table:number-columns-repeated="2" office:value-type="float" office:value="1168.7261221" calcext:value-type="float">
            <text:p>1168.726122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141.88965499" calcext:value-type="float">
            <text:p>9141.88965499</text:p>
          </table:table-cell>
          <table:table-cell office:value-type="float" office:value="8678.46808618" calcext:value-type="float">
            <text:p>8678.46808618</text:p>
          </table:table-cell>
          <table:table-cell table:number-columns-repeated="2" office:value-type="float" office:value="1168.7261221" calcext:value-type="float">
            <text:p>1168.726122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423.19214327" calcext:value-type="float">
            <text:p>9423.19214327</text:p>
          </table:table-cell>
          <table:table-cell office:value-type="float" office:value="8575.96583774" calcext:value-type="float">
            <text:p>8575.96583774</text:p>
          </table:table-cell>
          <table:table-cell table:number-columns-repeated="2" office:value-type="float" office:value="1168.7261221" calcext:value-type="float">
            <text:p>1168.726122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9713.15051048" calcext:value-type="float">
            <text:p>9713.15051048</text:p>
          </table:table-cell>
          <table:table-cell office:value-type="float" office:value="9324.0424152" calcext:value-type="float">
            <text:p>9324.0424152</text:p>
          </table:table-cell>
          <table:table-cell table:number-columns-repeated="2" office:value-type="float" office:value="1168.7261221" calcext:value-type="float">
            <text:p>1168.726122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0012.0311042" calcext:value-type="float">
            <text:p>10012.0311042</text:p>
          </table:table-cell>
          <table:table-cell office:value-type="float" office:value="7209.48339658" calcext:value-type="float">
            <text:p>7209.48339658</text:p>
          </table:table-cell>
          <table:table-cell table:number-columns-repeated="2" office:value-type="float" office:value="1168.7261221" calcext:value-type="float">
            <text:p>1168.726122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320.1084677" calcext:value-type="float">
            <text:p>10320.1084677</text:p>
          </table:table-cell>
          <table:table-cell office:value-type="float" office:value="6431.38052283" calcext:value-type="float">
            <text:p>6431.38052283</text:p>
          </table:table-cell>
          <table:table-cell table:number-columns-repeated="2" office:value-type="float" office:value="1168.7261221" calcext:value-type="float">
            <text:p>1168.726122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637.6655922" calcext:value-type="float">
            <text:p>10637.6655922</text:p>
          </table:table-cell>
          <table:table-cell office:value-type="float" office:value="5928.80750398" calcext:value-type="float">
            <text:p>5928.80750398</text:p>
          </table:table-cell>
          <table:table-cell table:number-columns-repeated="2" office:value-type="float" office:value="1168.7261221" calcext:value-type="float">
            <text:p>1168.726122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964.9941767" calcext:value-type="float">
            <text:p>10964.9941767</text:p>
          </table:table-cell>
          <table:table-cell office:value-type="float" office:value="5775.05630109" calcext:value-type="float">
            <text:p>5775.05630109</text:p>
          </table:table-cell>
          <table:table-cell table:number-columns-repeated="2" office:value-type="float" office:value="1168.7261221" calcext:value-type="float">
            <text:p>1168.726122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1302.3948961" calcext:value-type="float">
            <text:p>11302.3948961</text:p>
          </table:table-cell>
          <table:table-cell office:value-type="float" office:value="5709.08923794" calcext:value-type="float">
            <text:p>5709.08923794</text:p>
          </table:table-cell>
          <table:table-cell table:number-columns-repeated="2" office:value-type="float" office:value="1168.7261221" calcext:value-type="float">
            <text:p>1168.726122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1650.1776771" calcext:value-type="float">
            <text:p>11650.1776771</text:p>
          </table:table-cell>
          <table:table-cell office:value-type="float" office:value="5027.99421789" calcext:value-type="float">
            <text:p>5027.99421789</text:p>
          </table:table-cell>
          <table:table-cell table:number-columns-repeated="2" office:value-type="float" office:value="1168.7261221" calcext:value-type="float">
            <text:p>1168.726122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2008.6619832" calcext:value-type="float">
            <text:p>12008.6619832</text:p>
          </table:table-cell>
          <table:table-cell office:value-type="float" office:value="5384.31427336" calcext:value-type="float">
            <text:p>5384.31427336</text:p>
          </table:table-cell>
          <table:table-cell table:number-columns-repeated="2" office:value-type="float" office:value="1168.7261221" calcext:value-type="float">
            <text:p>1168.726122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2378.177108" calcext:value-type="float">
            <text:p>12378.177108</text:p>
          </table:table-cell>
          <table:table-cell office:value-type="float" office:value="5415.82739913" calcext:value-type="float">
            <text:p>5415.82739913</text:p>
          </table:table-cell>
          <table:table-cell table:number-columns-repeated="2" office:value-type="float" office:value="1168.7261221" calcext:value-type="float">
            <text:p>1168.726122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2759.0624777" calcext:value-type="float">
            <text:p>12759.0624777</text:p>
          </table:table-cell>
          <table:table-cell office:value-type="float" office:value="5523.05113374" calcext:value-type="float">
            <text:p>5523.05113374</text:p>
          </table:table-cell>
          <table:table-cell table:number-columns-repeated="2" office:value-type="float" office:value="1168.7261221" calcext:value-type="float">
            <text:p>1168.726122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3151.6679629" calcext:value-type="float">
            <text:p>13151.6679629</text:p>
          </table:table-cell>
          <table:table-cell office:value-type="float" office:value="5817.98965989" calcext:value-type="float">
            <text:p>5817.98965989</text:p>
          </table:table-cell>
          <table:table-cell table:number-columns-repeated="2" office:value-type="float" office:value="1168.7261221" calcext:value-type="float">
            <text:p>1168.726122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3556.3541998" calcext:value-type="float">
            <text:p>13556.3541998</text:p>
          </table:table-cell>
          <table:table-cell office:value-type="float" office:value="13005.9147197" calcext:value-type="float">
            <text:p>13005.9147197</text:p>
          </table:table-cell>
          <table:table-cell table:number-columns-repeated="2" office:value-type="float" office:value="1168.7261221" calcext:value-type="float">
            <text:p>1168.726122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3973.4929219" calcext:value-type="float">
            <text:p>13973.4929219</text:p>
          </table:table-cell>
          <table:table-cell office:value-type="float" office:value="11125.3226274" calcext:value-type="float">
            <text:p>11125.3226274</text:p>
          </table:table-cell>
          <table:table-cell table:number-columns-repeated="2" office:value-type="float" office:value="1168.7261221" calcext:value-type="float">
            <text:p>1168.726122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4403.4673011" calcext:value-type="float">
            <text:p>14403.4673011</text:p>
          </table:table-cell>
          <table:table-cell office:value-type="float" office:value="9860.2008389" calcext:value-type="float">
            <text:p>9860.2008389</text:p>
          </table:table-cell>
          <table:table-cell table:number-columns-repeated="2" office:value-type="float" office:value="1168.7261221" calcext:value-type="float">
            <text:p>1168.726122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4846.6722997" calcext:value-type="float">
            <text:p>14846.6722997</text:p>
          </table:table-cell>
          <table:table-cell office:value-type="float" office:value="9442.90483509" calcext:value-type="float">
            <text:p>9442.90483509</text:p>
          </table:table-cell>
          <table:table-cell table:number-columns-repeated="2" office:value-type="float" office:value="1168.7261221" calcext:value-type="float">
            <text:p>1168.726122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5303.5150334" calcext:value-type="float">
            <text:p>15303.5150334</text:p>
          </table:table-cell>
          <table:table-cell office:value-type="float" office:value="9088.58023286" calcext:value-type="float">
            <text:p>9088.58023286</text:p>
          </table:table-cell>
          <table:table-cell table:number-columns-repeated="2" office:value-type="float" office:value="1168.7261221" calcext:value-type="float">
            <text:p>1168.726122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5774.4151449" calcext:value-type="float">
            <text:p>15774.4151449</text:p>
          </table:table-cell>
          <table:table-cell office:value-type="float" office:value="8689.49409979" calcext:value-type="float">
            <text:p>8689.49409979</text:p>
          </table:table-cell>
          <table:table-cell table:number-columns-repeated="2" office:value-type="float" office:value="1168.7261221" calcext:value-type="float">
            <text:p>1168.726122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6259.80519" calcext:value-type="float">
            <text:p>16259.80519</text:p>
          </table:table-cell>
          <table:table-cell office:value-type="float" office:value="8514.81896726" calcext:value-type="float">
            <text:p>8514.81896726</text:p>
          </table:table-cell>
          <table:table-cell table:number-columns-repeated="2" office:value-type="float" office:value="1168.7261221" calcext:value-type="float">
            <text:p>1168.726122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6760.1310341" calcext:value-type="float">
            <text:p>16760.1310341</text:p>
          </table:table-cell>
          <table:table-cell office:value-type="float" office:value="8265.36763712" calcext:value-type="float">
            <text:p>8265.36763712</text:p>
          </table:table-cell>
          <table:table-cell table:number-columns-repeated="2" office:value-type="float" office:value="1168.7261221" calcext:value-type="float">
            <text:p>1168.726122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7275.8522627" calcext:value-type="float">
            <text:p>17275.8522627</text:p>
          </table:table-cell>
          <table:table-cell office:value-type="float" office:value="8089.98871124" calcext:value-type="float">
            <text:p>8089.98871124</text:p>
          </table:table-cell>
          <table:table-cell table:number-columns-repeated="2" office:value-type="float" office:value="1168.7261221" calcext:value-type="float">
            <text:p>1168.726122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7807.4426025" calcext:value-type="float">
            <text:p>17807.4426025</text:p>
          </table:table-cell>
          <table:table-cell office:value-type="float" office:value="7986.82289656" calcext:value-type="float">
            <text:p>7986.82289656</text:p>
          </table:table-cell>
          <table:table-cell table:number-columns-repeated="2" office:value-type="float" office:value="1168.7261221" calcext:value-type="float">
            <text:p>1168.726122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8355.3903577" calcext:value-type="float">
            <text:p>18355.3903577</text:p>
          </table:table-cell>
          <table:table-cell office:value-type="float" office:value="8394.39619399" calcext:value-type="float">
            <text:p>8394.39619399</text:p>
          </table:table-cell>
          <table:table-cell table:number-columns-repeated="2" office:value-type="float" office:value="1168.7261221" calcext:value-type="float">
            <text:p>1168.726122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8920.1988574" calcext:value-type="float">
            <text:p>18920.1988574</text:p>
          </table:table-cell>
          <table:table-cell office:value-type="float" office:value="5397.57539343" calcext:value-type="float">
            <text:p>5397.57539343</text:p>
          </table:table-cell>
          <table:table-cell table:number-columns-repeated="2" office:value-type="float" office:value="1168.7261221" calcext:value-type="float">
            <text:p>1168.726122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9502.386919" calcext:value-type="float">
            <text:p>19502.386919</text:p>
          </table:table-cell>
          <table:table-cell office:value-type="float" office:value="4611.91127871" calcext:value-type="float">
            <text:p>4611.91127871</text:p>
          </table:table-cell>
          <table:table-cell table:number-columns-repeated="2" office:value-type="float" office:value="1168.7261221" calcext:value-type="float">
            <text:p>1168.726122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0102.489324" calcext:value-type="float">
            <text:p>20102.489324</text:p>
          </table:table-cell>
          <table:table-cell office:value-type="float" office:value="4319.08837889" calcext:value-type="float">
            <text:p>4319.08837889</text:p>
          </table:table-cell>
          <table:table-cell table:number-columns-repeated="2" office:value-type="float" office:value="1168.7261221" calcext:value-type="float">
            <text:p>1168.726122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0721.0573095" calcext:value-type="float">
            <text:p>20721.0573095</text:p>
          </table:table-cell>
          <table:table-cell office:value-type="float" office:value="4169.35004167" calcext:value-type="float">
            <text:p>4169.35004167</text:p>
          </table:table-cell>
          <table:table-cell table:number-columns-repeated="2" office:value-type="float" office:value="1168.7261221" calcext:value-type="float">
            <text:p>1168.726122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1358.6590747" calcext:value-type="float">
            <text:p>21358.6590747</text:p>
          </table:table-cell>
          <table:table-cell office:value-type="float" office:value="4237.66866649" calcext:value-type="float">
            <text:p>4237.66866649</text:p>
          </table:table-cell>
          <table:table-cell table:number-columns-repeated="2" office:value-type="float" office:value="1168.7261221" calcext:value-type="float">
            <text:p>1168.726122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2015.8803025" calcext:value-type="float">
            <text:p>22015.8803025</text:p>
          </table:table-cell>
          <table:table-cell office:value-type="float" office:value="3882.70781653" calcext:value-type="float">
            <text:p>3882.70781653</text:p>
          </table:table-cell>
          <table:table-cell table:number-columns-repeated="2" office:value-type="float" office:value="1168.7261221" calcext:value-type="float">
            <text:p>1168.726122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2693.324698" calcext:value-type="float">
            <text:p>22693.324698</text:p>
          </table:table-cell>
          <table:table-cell office:value-type="float" office:value="3816.25478969" calcext:value-type="float">
            <text:p>3816.25478969</text:p>
          </table:table-cell>
          <table:table-cell table:number-columns-repeated="2" office:value-type="float" office:value="1168.7261221" calcext:value-type="float">
            <text:p>1168.726122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3391.6145425" calcext:value-type="float">
            <text:p>23391.6145425</text:p>
          </table:table-cell>
          <table:table-cell office:value-type="float" office:value="3750.83359373" calcext:value-type="float">
            <text:p>3750.83359373</text:p>
          </table:table-cell>
          <table:table-cell table:number-columns-repeated="2" office:value-type="float" office:value="1168.7261221" calcext:value-type="float">
            <text:p>1168.726122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4111.3912652" calcext:value-type="float">
            <text:p>24111.3912652</text:p>
          </table:table-cell>
          <table:table-cell office:value-type="float" office:value="3907.19014242" calcext:value-type="float">
            <text:p>3907.19014242</text:p>
          </table:table-cell>
          <table:table-cell table:number-columns-repeated="2" office:value-type="float" office:value="1168.7261221" calcext:value-type="float">
            <text:p>1168.726122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4853.316033" calcext:value-type="float">
            <text:p>24853.316033</text:p>
          </table:table-cell>
          <table:table-cell office:value-type="float" office:value="5838.10651547" calcext:value-type="float">
            <text:p>5838.10651547</text:p>
          </table:table-cell>
          <table:table-cell table:number-columns-repeated="2" office:value-type="float" office:value="1168.7261221" calcext:value-type="float">
            <text:p>1168.726122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5618.0703569" calcext:value-type="float">
            <text:p>25618.0703569</text:p>
          </table:table-cell>
          <table:table-cell office:value-type="float" office:value="6991.85092633" calcext:value-type="float">
            <text:p>6991.85092633</text:p>
          </table:table-cell>
          <table:table-cell table:number-columns-repeated="2" office:value-type="float" office:value="1168.7261221" calcext:value-type="float">
            <text:p>1168.726122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6406.3567187" calcext:value-type="float">
            <text:p>26406.3567187</text:p>
          </table:table-cell>
          <table:table-cell office:value-type="float" office:value="5648.89285251" calcext:value-type="float">
            <text:p>5648.89285251</text:p>
          </table:table-cell>
          <table:table-cell table:number-columns-repeated="2" office:value-type="float" office:value="1168.7261221" calcext:value-type="float">
            <text:p>1168.726122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7218.8992161" calcext:value-type="float">
            <text:p>27218.8992161</text:p>
          </table:table-cell>
          <table:table-cell office:value-type="float" office:value="5249.54121108" calcext:value-type="float">
            <text:p>5249.54121108</text:p>
          </table:table-cell>
          <table:table-cell table:number-columns-repeated="2" office:value-type="float" office:value="1168.7261221" calcext:value-type="float">
            <text:p>1168.726122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8056.4442278" calcext:value-type="float">
            <text:p>28056.4442278</text:p>
          </table:table-cell>
          <table:table-cell office:value-type="float" office:value="4974.00135867" calcext:value-type="float">
            <text:p>4974.00135867</text:p>
          </table:table-cell>
          <table:table-cell table:number-columns-repeated="2" office:value-type="float" office:value="1168.7261221" calcext:value-type="float">
            <text:p>1168.726122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8919.761099" calcext:value-type="float">
            <text:p>28919.761099</text:p>
          </table:table-cell>
          <table:table-cell office:value-type="float" office:value="4722.44078818" calcext:value-type="float">
            <text:p>4722.44078818</text:p>
          </table:table-cell>
          <table:table-cell table:number-columns-repeated="2" office:value-type="float" office:value="1168.7261221" calcext:value-type="float">
            <text:p>1168.726122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9809.6428483" calcext:value-type="float">
            <text:p>29809.6428483</text:p>
          </table:table-cell>
          <table:table-cell office:value-type="float" office:value="4524.48625457" calcext:value-type="float">
            <text:p>4524.48625457</text:p>
          </table:table-cell>
          <table:table-cell table:number-columns-repeated="2" office:value-type="float" office:value="1168.7261221" calcext:value-type="float">
            <text:p>1168.726122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0726.9068959" calcext:value-type="float">
            <text:p>30726.9068959</text:p>
          </table:table-cell>
          <table:table-cell office:value-type="float" office:value="4349.98622873" calcext:value-type="float">
            <text:p>4349.98622873</text:p>
          </table:table-cell>
          <table:table-cell table:number-columns-repeated="2" office:value-type="float" office:value="1168.7261221" calcext:value-type="float">
            <text:p>1168.726122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31672.3958149" calcext:value-type="float">
            <text:p>31672.3958149</text:p>
          </table:table-cell>
          <table:table-cell office:value-type="float" office:value="4200.06934713" calcext:value-type="float">
            <text:p>4200.06934713</text:p>
          </table:table-cell>
          <table:table-cell table:number-columns-repeated="2" office:value-type="float" office:value="1168.7261221" calcext:value-type="float">
            <text:p>1168.726122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32646.9781047" calcext:value-type="float">
            <text:p>32646.9781047</text:p>
          </table:table-cell>
          <table:table-cell office:value-type="float" office:value="4051.26482724" calcext:value-type="float">
            <text:p>4051.26482724</text:p>
          </table:table-cell>
          <table:table-cell table:number-columns-repeated="2" office:value-type="float" office:value="1168.7261221" calcext:value-type="float">
            <text:p>1168.726122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33651.5489891" calcext:value-type="float">
            <text:p>33651.5489891</text:p>
          </table:table-cell>
          <table:table-cell office:value-type="float" office:value="3827.77849566" calcext:value-type="float">
            <text:p>3827.77849566</text:p>
          </table:table-cell>
          <table:table-cell table:number-columns-repeated="2" office:value-type="float" office:value="1168.7261221" calcext:value-type="float">
            <text:p>1168.726122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4687.0312386" calcext:value-type="float">
            <text:p>34687.0312386</text:p>
          </table:table-cell>
          <table:table-cell office:value-type="float" office:value="2572.85248136" calcext:value-type="float">
            <text:p>2572.85248136</text:p>
          </table:table-cell>
          <table:table-cell table:number-columns-repeated="2" office:value-type="float" office:value="1168.7261221" calcext:value-type="float">
            <text:p>1168.726122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5754.3760182" calcext:value-type="float">
            <text:p>35754.3760182</text:p>
          </table:table-cell>
          <table:table-cell office:value-type="float" office:value="2092.56621212" calcext:value-type="float">
            <text:p>2092.56621212</text:p>
          </table:table-cell>
          <table:table-cell table:number-columns-repeated="2" office:value-type="float" office:value="1168.7261221" calcext:value-type="float">
            <text:p>1168.726122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36854.5637606" calcext:value-type="float">
            <text:p>36854.5637606</text:p>
          </table:table-cell>
          <table:table-cell office:value-type="float" office:value="1936.17692239" calcext:value-type="float">
            <text:p>1936.17692239</text:p>
          </table:table-cell>
          <table:table-cell table:number-columns-repeated="2" office:value-type="float" office:value="1168.7261221" calcext:value-type="float">
            <text:p>1168.726122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37988.6050674" calcext:value-type="float">
            <text:p>37988.6050674</text:p>
          </table:table-cell>
          <table:table-cell office:value-type="float" office:value="1858.66793386" calcext:value-type="float">
            <text:p>1858.66793386</text:p>
          </table:table-cell>
          <table:table-cell table:number-columns-repeated="2" office:value-type="float" office:value="1168.7261221" calcext:value-type="float">
            <text:p>1168.726122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9157.5416369" calcext:value-type="float">
            <text:p>39157.5416369</text:p>
          </table:table-cell>
          <table:table-cell office:value-type="float" office:value="1808.67358492" calcext:value-type="float">
            <text:p>1808.67358492</text:p>
          </table:table-cell>
          <table:table-cell table:number-columns-repeated="2" office:value-type="float" office:value="1168.7261221" calcext:value-type="float">
            <text:p>1168.726122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0362.4472213" calcext:value-type="float">
            <text:p>40362.4472213</text:p>
          </table:table-cell>
          <table:table-cell office:value-type="float" office:value="1690.63342583" calcext:value-type="float">
            <text:p>1690.63342583</text:p>
          </table:table-cell>
          <table:table-cell table:number-columns-repeated="2" office:value-type="float" office:value="1168.7261221" calcext:value-type="float">
            <text:p>1168.726122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1604.428613" calcext:value-type="float">
            <text:p>41604.428613</text:p>
          </table:table-cell>
          <table:table-cell office:value-type="float" office:value="1659.58498287" calcext:value-type="float">
            <text:p>1659.58498287</text:p>
          </table:table-cell>
          <table:table-cell table:number-columns-repeated="2" office:value-type="float" office:value="1168.7261221" calcext:value-type="float">
            <text:p>1168.726122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2884.6266612" calcext:value-type="float">
            <text:p>42884.6266612</text:p>
          </table:table-cell>
          <table:table-cell office:value-type="float" office:value="1609.51082444" calcext:value-type="float">
            <text:p>1609.51082444</text:p>
          </table:table-cell>
          <table:table-cell table:number-columns-repeated="2" office:value-type="float" office:value="1168.7261221" calcext:value-type="float">
            <text:p>1168.726122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4204.2173196" calcext:value-type="float">
            <text:p>44204.2173196</text:p>
          </table:table-cell>
          <table:table-cell office:value-type="float" office:value="1619.94188367" calcext:value-type="float">
            <text:p>1619.94188367</text:p>
          </table:table-cell>
          <table:table-cell table:number-columns-repeated="2" office:value-type="float" office:value="1168.7261221" calcext:value-type="float">
            <text:p>1168.726122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45564.4127271" calcext:value-type="float">
            <text:p>45564.4127271</text:p>
          </table:table-cell>
          <table:table-cell office:value-type="float" office:value="2042.36658291" calcext:value-type="float">
            <text:p>2042.36658291</text:p>
          </table:table-cell>
          <table:table-cell table:number-columns-repeated="2" office:value-type="float" office:value="1168.7261221" calcext:value-type="float">
            <text:p>1168.726122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6966.4623209" calcext:value-type="float">
            <text:p>46966.4623209</text:p>
          </table:table-cell>
          <table:table-cell office:value-type="float" office:value="3111.31459308" calcext:value-type="float">
            <text:p>3111.31459308</text:p>
          </table:table-cell>
          <table:table-cell table:number-columns-repeated="2" office:value-type="float" office:value="1168.7261221" calcext:value-type="float">
            <text:p>1168.726122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8411.6539843" calcext:value-type="float">
            <text:p>48411.6539843</text:p>
          </table:table-cell>
          <table:table-cell office:value-type="float" office:value="2434.08584372" calcext:value-type="float">
            <text:p>2434.08584372</text:p>
          </table:table-cell>
          <table:table-cell table:number-columns-repeated="2" office:value-type="float" office:value="1168.7261221" calcext:value-type="float">
            <text:p>1168.72612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19T07:48:22.228893570</dc:date>
    <meta:editing-duration>PT5M28S</meta:editing-duration>
    <meta:editing-cycles>1</meta:editing-cycles>
    <meta:document-statistic meta:table-count="1" meta:cell-count="505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3.205cm" style:legend-expansion="high" chart:style-name="ch2"/>
        <chart:plot-area chart:style-name="ch3" table:cell-range-address="EnergyVals.A1:EnergyVals.E101" svg:x="0.32cm" svg:y="0.18cm" svg:width="12.508cm" svg:height="8.64cm">
          <chartooo:coordinate-region svg:x="1.497cm" svg:y="0.301cm" svg:width="11.19cm" svg:height="7.5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EnergyVals.A1:EnergyVals.A101" chart:class="chart:line">
            <chart:data-point chart:repeated="101"/>
          </chart:series>
          <chart:series chart:style-name="ch7" chart:values-cell-range-address="EnergyVals.B1:EnergyVals.B101" chart:class="chart:line">
            <chart:data-point chart:repeated="101"/>
          </chart:series>
          <chart:series chart:style-name="ch8" chart:values-cell-range-address="EnergyVals.C1:EnergyVals.C101" chart:class="chart:line">
            <chart:data-point chart:repeated="101"/>
          </chart:series>
          <chart:series chart:style-name="ch9" chart:values-cell-range-address="EnergyVals.D1:EnergyVals.D101" chart:class="chart:line">
            <chart:data-point chart:repeated="101"/>
          </chart:series>
          <chart:series chart:style-name="ch10" chart:values-cell-range-address="EnergyVals.E1:EnergyVals.E101" chart:class="chart:line">
            <chart:data-point chart:repeated="10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EnergyVals.A1:EnergyVals.A101</svg:desc>
                </draw:g>
              </table:table-cell>
              <table:table-cell office:value-type="float" office:value="2337.45224421">
                <text:p>2337.45224421</text:p>
                <draw:g>
                  <svg:desc>EnergyVals.B1:EnergyVals.B101</svg:desc>
                </draw:g>
              </table:table-cell>
              <table:table-cell office:value-type="float" office:value="2337.45223953">
                <text:p>2337.45223953</text:p>
                <draw:g>
                  <svg:desc>EnergyVals.C1:EnergyVals.C101</svg:desc>
                </draw:g>
              </table:table-cell>
              <table:table-cell office:value-type="float" office:value="1168.7261221">
                <text:p>1168.7261221</text:p>
                <draw:g>
                  <svg:desc>EnergyVals.D1:EnergyVals.D101</svg:desc>
                </draw:g>
              </table:table-cell>
              <table:table-cell office:value-type="float" office:value="1168.7261221">
                <text:p>1168.7261221</text:p>
                <draw:g>
                  <svg:desc>EnergyVals.E1:EnergyVals.E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409.37732287">
                <text:p>2409.37732287</text:p>
              </table:table-cell>
              <table:table-cell office:value-type="float" office:value="2338.01162078">
                <text:p>2338.01162078</text:p>
              </table:table-cell>
              <table:table-cell office:value-type="float" office:value="1168.7261221">
                <text:p>1168.7261221</text:p>
              </table:table-cell>
              <table:table-cell office:value-type="float" office:value="1168.7261221">
                <text:p>1168.72612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483.51558768">
                <text:p>2483.51558768</text:p>
              </table:table-cell>
              <table:table-cell office:value-type="float" office:value="2334.23285417">
                <text:p>2334.23285417</text:p>
              </table:table-cell>
              <table:table-cell office:value-type="float" office:value="1168.7261221">
                <text:p>1168.7261221</text:p>
              </table:table-cell>
              <table:table-cell office:value-type="float" office:value="1168.7261221">
                <text:p>1168.72612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559.93513997">
                <text:p>2559.93513997</text:p>
              </table:table-cell>
              <table:table-cell office:value-type="float" office:value="2324.73315568">
                <text:p>2324.73315568</text:p>
              </table:table-cell>
              <table:table-cell office:value-type="float" office:value="1168.7261221">
                <text:p>1168.7261221</text:p>
              </table:table-cell>
              <table:table-cell office:value-type="float" office:value="1168.7261221">
                <text:p>1168.72612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638.70617658">
                <text:p>2638.70617658</text:p>
              </table:table-cell>
              <table:table-cell office:value-type="float" office:value="2311.89111116">
                <text:p>2311.89111116</text:p>
              </table:table-cell>
              <table:table-cell office:value-type="float" office:value="1168.7261221">
                <text:p>1168.7261221</text:p>
              </table:table-cell>
              <table:table-cell office:value-type="float" office:value="1168.7261221">
                <text:p>1168.72612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2719.90105438">
                <text:p>2719.90105438</text:p>
              </table:table-cell>
              <table:table-cell office:value-type="float" office:value="2299.1693568">
                <text:p>2299.1693568</text:p>
              </table:table-cell>
              <table:table-cell office:value-type="float" office:value="1168.7261221">
                <text:p>1168.7261221</text:p>
              </table:table-cell>
              <table:table-cell office:value-type="float" office:value="1168.7261221">
                <text:p>1168.72612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2803.59435668">
                <text:p>2803.59435668</text:p>
              </table:table-cell>
              <table:table-cell office:value-type="float" office:value="2289.35331167">
                <text:p>2289.35331167</text:p>
              </table:table-cell>
              <table:table-cell office:value-type="float" office:value="1168.7261221">
                <text:p>1168.7261221</text:p>
              </table:table-cell>
              <table:table-cell office:value-type="float" office:value="1168.7261221">
                <text:p>1168.72612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889.86296179">
                <text:p>2889.86296179</text:p>
              </table:table-cell>
              <table:table-cell office:value-type="float" office:value="2283.77936512">
                <text:p>2283.77936512</text:p>
              </table:table-cell>
              <table:table-cell office:value-type="float" office:value="1168.7261221">
                <text:p>1168.7261221</text:p>
              </table:table-cell>
              <table:table-cell office:value-type="float" office:value="1168.7261221">
                <text:p>1168.72612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2978.78611364">
                <text:p>2978.78611364</text:p>
              </table:table-cell>
              <table:table-cell office:value-type="float" office:value="2281.80086824">
                <text:p>2281.80086824</text:p>
              </table:table-cell>
              <table:table-cell office:value-type="float" office:value="1168.7261221">
                <text:p>1168.7261221</text:p>
              </table:table-cell>
              <table:table-cell office:value-type="float" office:value="1168.7261221">
                <text:p>1168.72612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3070.44549452">
                <text:p>3070.44549452</text:p>
              </table:table-cell>
              <table:table-cell office:value-type="float" office:value="2281.97098103">
                <text:p>2281.97098103</text:p>
              </table:table-cell>
              <table:table-cell office:value-type="float" office:value="1168.7261221">
                <text:p>1168.7261221</text:p>
              </table:table-cell>
              <table:table-cell office:value-type="float" office:value="1168.7261221">
                <text:p>1168.72612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3164.92530016">
                <text:p>3164.92530016</text:p>
              </table:table-cell>
              <table:table-cell office:value-type="float" office:value="2285.38782642">
                <text:p>2285.38782642</text:p>
              </table:table-cell>
              <table:table-cell office:value-type="float" office:value="1168.7261221">
                <text:p>1168.7261221</text:p>
              </table:table-cell>
              <table:table-cell office:value-type="float" office:value="1168.7261221">
                <text:p>1168.72612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3262.31231704">
                <text:p>3262.31231704</text:p>
              </table:table-cell>
              <table:table-cell office:value-type="float" office:value="2691.28910418">
                <text:p>2691.28910418</text:p>
              </table:table-cell>
              <table:table-cell office:value-type="float" office:value="1168.7261221">
                <text:p>1168.7261221</text:p>
              </table:table-cell>
              <table:table-cell office:value-type="float" office:value="1168.7261221">
                <text:p>1168.72612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3362.69600214">
                <text:p>3362.69600214</text:p>
              </table:table-cell>
              <table:table-cell office:value-type="float" office:value="3651.96795235">
                <text:p>3651.96795235</text:p>
              </table:table-cell>
              <table:table-cell office:value-type="float" office:value="1168.7261221">
                <text:p>1168.7261221</text:p>
              </table:table-cell>
              <table:table-cell office:value-type="float" office:value="1168.7261221">
                <text:p>1168.72612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3466.16856508">
                <text:p>3466.16856508</text:p>
              </table:table-cell>
              <table:table-cell office:value-type="float" office:value="4394.38013893">
                <text:p>4394.38013893</text:p>
              </table:table-cell>
              <table:table-cell office:value-type="float" office:value="1168.7261221">
                <text:p>1168.7261221</text:p>
              </table:table-cell>
              <table:table-cell office:value-type="float" office:value="1168.7261221">
                <text:p>1168.72612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3572.82505285">
                <text:p>3572.82505285</text:p>
              </table:table-cell>
              <table:table-cell office:value-type="float" office:value="4425.60550748">
                <text:p>4425.60550748</text:p>
              </table:table-cell>
              <table:table-cell office:value-type="float" office:value="1168.7261221">
                <text:p>1168.7261221</text:p>
              </table:table-cell>
              <table:table-cell office:value-type="float" office:value="1168.7261221">
                <text:p>1168.72612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3682.76343709">
                <text:p>3682.76343709</text:p>
              </table:table-cell>
              <table:table-cell office:value-type="float" office:value="4323.2791352">
                <text:p>4323.2791352</text:p>
              </table:table-cell>
              <table:table-cell office:value-type="float" office:value="1168.7261221">
                <text:p>1168.7261221</text:p>
              </table:table-cell>
              <table:table-cell office:value-type="float" office:value="1168.7261221">
                <text:p>1168.72612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3796.08470411">
                <text:p>3796.08470411</text:p>
              </table:table-cell>
              <table:table-cell office:value-type="float" office:value="4219.03285886">
                <text:p>4219.03285886</text:p>
              </table:table-cell>
              <table:table-cell office:value-type="float" office:value="1168.7261221">
                <text:p>1168.7261221</text:p>
              </table:table-cell>
              <table:table-cell office:value-type="float" office:value="1168.7261221">
                <text:p>1168.72612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3912.89294763">
                <text:p>3912.89294763</text:p>
              </table:table-cell>
              <table:table-cell office:value-type="float" office:value="4120.65394235">
                <text:p>4120.65394235</text:p>
              </table:table-cell>
              <table:table-cell office:value-type="float" office:value="1168.7261221">
                <text:p>1168.7261221</text:p>
              </table:table-cell>
              <table:table-cell office:value-type="float" office:value="1168.7261221">
                <text:p>1168.726122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4033.2954644">
                <text:p>4033.2954644</text:p>
              </table:table-cell>
              <table:table-cell office:value-type="float" office:value="4035.68953693">
                <text:p>4035.68953693</text:p>
              </table:table-cell>
              <table:table-cell office:value-type="float" office:value="1168.7261221">
                <text:p>1168.7261221</text:p>
              </table:table-cell>
              <table:table-cell office:value-type="float" office:value="1168.7261221">
                <text:p>1168.726122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4157.4028528">
                <text:p>4157.4028528</text:p>
              </table:table-cell>
              <table:table-cell office:value-type="float" office:value="3983.77588085">
                <text:p>3983.77588085</text:p>
              </table:table-cell>
              <table:table-cell office:value-type="float" office:value="1168.7261221">
                <text:p>1168.7261221</text:p>
              </table:table-cell>
              <table:table-cell office:value-type="float" office:value="1168.7261221">
                <text:p>1168.726122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4285.32911438">
                <text:p>4285.32911438</text:p>
              </table:table-cell>
              <table:table-cell office:value-type="float" office:value="4014.02304692">
                <text:p>4014.02304692</text:p>
              </table:table-cell>
              <table:table-cell office:value-type="float" office:value="1168.7261221">
                <text:p>1168.7261221</text:p>
              </table:table-cell>
              <table:table-cell office:value-type="float" office:value="1168.7261221">
                <text:p>1168.726122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4417.19175859">
                <text:p>4417.19175859</text:p>
              </table:table-cell>
              <table:table-cell office:value-type="float" office:value="4033.34219989">
                <text:p>4033.34219989</text:p>
              </table:table-cell>
              <table:table-cell office:value-type="float" office:value="1168.7261221">
                <text:p>1168.7261221</text:p>
              </table:table-cell>
              <table:table-cell office:value-type="float" office:value="1168.7261221">
                <text:p>1168.726122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4553.11191075">
                <text:p>4553.11191075</text:p>
              </table:table-cell>
              <table:table-cell office:value-type="float" office:value="4073.94998966">
                <text:p>4073.94998966</text:p>
              </table:table-cell>
              <table:table-cell office:value-type="float" office:value="1168.7261221">
                <text:p>1168.7261221</text:p>
              </table:table-cell>
              <table:table-cell office:value-type="float" office:value="1168.7261221">
                <text:p>1168.726122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4693.21442328">
                <text:p>4693.21442328</text:p>
              </table:table-cell>
              <table:table-cell office:value-type="float" office:value="4041.00452514">
                <text:p>4041.00452514</text:p>
              </table:table-cell>
              <table:table-cell office:value-type="float" office:value="1168.7261221">
                <text:p>1168.7261221</text:p>
              </table:table-cell>
              <table:table-cell office:value-type="float" office:value="1168.7261221">
                <text:p>1168.726122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4837.6279904">
                <text:p>4837.6279904</text:p>
              </table:table-cell>
              <table:table-cell office:value-type="float" office:value="4103.74657467">
                <text:p>4103.74657467</text:p>
              </table:table-cell>
              <table:table-cell office:value-type="float" office:value="1168.7261221">
                <text:p>1168.7261221</text:p>
              </table:table-cell>
              <table:table-cell office:value-type="float" office:value="1168.7261221">
                <text:p>1168.726122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4986.48526636">
                <text:p>4986.48526636</text:p>
              </table:table-cell>
              <table:table-cell office:value-type="float" office:value="4309.19284653">
                <text:p>4309.19284653</text:p>
              </table:table-cell>
              <table:table-cell office:value-type="float" office:value="1168.7261221">
                <text:p>1168.7261221</text:p>
              </table:table-cell>
              <table:table-cell office:value-type="float" office:value="1168.7261221">
                <text:p>1168.726122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5139.92298724">
                <text:p>5139.92298724</text:p>
              </table:table-cell>
              <table:table-cell office:value-type="float" office:value="4069.4936216">
                <text:p>4069.4936216</text:p>
              </table:table-cell>
              <table:table-cell office:value-type="float" office:value="1168.7261221">
                <text:p>1168.7261221</text:p>
              </table:table-cell>
              <table:table-cell office:value-type="float" office:value="1168.7261221">
                <text:p>1168.726122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5298.08209662">
                <text:p>5298.08209662</text:p>
              </table:table-cell>
              <table:table-cell office:value-type="float" office:value="4024.41442498">
                <text:p>4024.41442498</text:p>
              </table:table-cell>
              <table:table-cell office:value-type="float" office:value="1168.7261221">
                <text:p>1168.7261221</text:p>
              </table:table-cell>
              <table:table-cell office:value-type="float" office:value="1168.7261221">
                <text:p>1168.726122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5461.10787501">
                <text:p>5461.10787501</text:p>
              </table:table-cell>
              <table:table-cell office:value-type="float" office:value="3980.24943432">
                <text:p>3980.24943432</text:p>
              </table:table-cell>
              <table:table-cell office:value-type="float" office:value="1168.7261221">
                <text:p>1168.7261221</text:p>
              </table:table-cell>
              <table:table-cell office:value-type="float" office:value="1168.7261221">
                <text:p>1168.726122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5629.15007329">
                <text:p>5629.15007329</text:p>
              </table:table-cell>
              <table:table-cell office:value-type="float" office:value="3952.55786961">
                <text:p>3952.55786961</text:p>
              </table:table-cell>
              <table:table-cell office:value-type="float" office:value="1168.7261221">
                <text:p>1168.7261221</text:p>
              </table:table-cell>
              <table:table-cell office:value-type="float" office:value="1168.7261221">
                <text:p>1168.726122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5802.36305029">
                <text:p>5802.36305029</text:p>
              </table:table-cell>
              <table:table-cell office:value-type="float" office:value="3891.63448456">
                <text:p>3891.63448456</text:p>
              </table:table-cell>
              <table:table-cell office:value-type="float" office:value="1168.7261221">
                <text:p>1168.7261221</text:p>
              </table:table-cell>
              <table:table-cell office:value-type="float" office:value="1168.7261221">
                <text:p>1168.726122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5980.90591457">
                <text:p>5980.90591457</text:p>
              </table:table-cell>
              <table:table-cell office:value-type="float" office:value="3888.13524282">
                <text:p>3888.13524282</text:p>
              </table:table-cell>
              <table:table-cell office:value-type="float" office:value="1168.7261221">
                <text:p>1168.7261221</text:p>
              </table:table-cell>
              <table:table-cell office:value-type="float" office:value="1168.7261221">
                <text:p>1168.726122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6164.94267059">
                <text:p>6164.94267059</text:p>
              </table:table-cell>
              <table:table-cell office:value-type="float" office:value="3838.43001713">
                <text:p>3838.43001713</text:p>
              </table:table-cell>
              <table:table-cell office:value-type="float" office:value="1168.7261221">
                <text:p>1168.7261221</text:p>
              </table:table-cell>
              <table:table-cell office:value-type="float" office:value="1168.7261221">
                <text:p>1168.726122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6354.64236932">
                <text:p>6354.64236932</text:p>
              </table:table-cell>
              <table:table-cell office:value-type="float" office:value="3960.60802507">
                <text:p>3960.60802507</text:p>
              </table:table-cell>
              <table:table-cell office:value-type="float" office:value="1168.7261221">
                <text:p>1168.7261221</text:p>
              </table:table-cell>
              <table:table-cell office:value-type="float" office:value="1168.7261221">
                <text:p>1168.726122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6550.17926356">
                <text:p>6550.17926356</text:p>
              </table:table-cell>
              <table:table-cell office:value-type="float" office:value="3952.27641501">
                <text:p>3952.27641501</text:p>
              </table:table-cell>
              <table:table-cell office:value-type="float" office:value="1168.7261221">
                <text:p>1168.7261221</text:p>
              </table:table-cell>
              <table:table-cell office:value-type="float" office:value="1168.7261221">
                <text:p>1168.726122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6751.73296801">
                <text:p>6751.73296801</text:p>
              </table:table-cell>
              <table:table-cell office:value-type="float" office:value="3974.84171492">
                <text:p>3974.84171492</text:p>
              </table:table-cell>
              <table:table-cell office:value-type="float" office:value="1168.7261221">
                <text:p>1168.7261221</text:p>
              </table:table-cell>
              <table:table-cell office:value-type="float" office:value="1168.7261221">
                <text:p>1168.726122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6959.4886242">
                <text:p>6959.4886242</text:p>
              </table:table-cell>
              <table:table-cell office:value-type="float" office:value="5376.07931962">
                <text:p>5376.07931962</text:p>
              </table:table-cell>
              <table:table-cell office:value-type="float" office:value="1168.7261221">
                <text:p>1168.7261221</text:p>
              </table:table-cell>
              <table:table-cell office:value-type="float" office:value="1168.7261221">
                <text:p>1168.726122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7173.63707065">
                <text:p>7173.63707065</text:p>
              </table:table-cell>
              <table:table-cell office:value-type="float" office:value="10521.3312016">
                <text:p>10521.3312016</text:p>
              </table:table-cell>
              <table:table-cell office:value-type="float" office:value="1168.7261221">
                <text:p>1168.7261221</text:p>
              </table:table-cell>
              <table:table-cell office:value-type="float" office:value="1168.7261221">
                <text:p>1168.726122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7394.37501807">
                <text:p>7394.37501807</text:p>
              </table:table-cell>
              <table:table-cell office:value-type="float" office:value="9948.24156121">
                <text:p>9948.24156121</text:p>
              </table:table-cell>
              <table:table-cell office:value-type="float" office:value="1168.7261221">
                <text:p>1168.7261221</text:p>
              </table:table-cell>
              <table:table-cell office:value-type="float" office:value="1168.7261221">
                <text:p>1168.726122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7621.90523014">
                <text:p>7621.90523014</text:p>
              </table:table-cell>
              <table:table-cell office:value-type="float" office:value="9709.2193265">
                <text:p>9709.2193265</text:p>
              </table:table-cell>
              <table:table-cell office:value-type="float" office:value="1168.7261221">
                <text:p>1168.7261221</text:p>
              </table:table-cell>
              <table:table-cell office:value-type="float" office:value="1168.7261221">
                <text:p>1168.726122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7856.4367097">
                <text:p>7856.4367097</text:p>
              </table:table-cell>
              <table:table-cell office:value-type="float" office:value="9340.23533463">
                <text:p>9340.23533463</text:p>
              </table:table-cell>
              <table:table-cell office:value-type="float" office:value="1168.7261221">
                <text:p>1168.7261221</text:p>
              </table:table-cell>
              <table:table-cell office:value-type="float" office:value="1168.7261221">
                <text:p>1168.726122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8098.18489075">
                <text:p>8098.18489075</text:p>
              </table:table-cell>
              <table:table-cell office:value-type="float" office:value="9217.40480662">
                <text:p>9217.40480662</text:p>
              </table:table-cell>
              <table:table-cell office:value-type="float" office:value="1168.7261221">
                <text:p>1168.7261221</text:p>
              </table:table-cell>
              <table:table-cell office:value-type="float" office:value="1168.7261221">
                <text:p>1168.726122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8347.37183638">
                <text:p>8347.37183638</text:p>
              </table:table-cell>
              <table:table-cell office:value-type="float" office:value="9030.84889696">
                <text:p>9030.84889696</text:p>
              </table:table-cell>
              <table:table-cell office:value-type="float" office:value="1168.7261221">
                <text:p>1168.7261221</text:p>
              </table:table-cell>
              <table:table-cell office:value-type="float" office:value="1168.7261221">
                <text:p>1168.726122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8604.22644268">
                <text:p>8604.22644268</text:p>
              </table:table-cell>
              <table:table-cell office:value-type="float" office:value="9020.94336295">
                <text:p>9020.94336295</text:p>
              </table:table-cell>
              <table:table-cell office:value-type="float" office:value="1168.7261221">
                <text:p>1168.7261221</text:p>
              </table:table-cell>
              <table:table-cell office:value-type="float" office:value="1168.7261221">
                <text:p>1168.726122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8868.98464908">
                <text:p>8868.98464908</text:p>
              </table:table-cell>
              <table:table-cell office:value-type="float" office:value="8799.49205115">
                <text:p>8799.49205115</text:p>
              </table:table-cell>
              <table:table-cell office:value-type="float" office:value="1168.7261221">
                <text:p>1168.7261221</text:p>
              </table:table-cell>
              <table:table-cell office:value-type="float" office:value="1168.7261221">
                <text:p>1168.726122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9141.88965499">
                <text:p>9141.88965499</text:p>
              </table:table-cell>
              <table:table-cell office:value-type="float" office:value="8678.46808618">
                <text:p>8678.46808618</text:p>
              </table:table-cell>
              <table:table-cell office:value-type="float" office:value="1168.7261221">
                <text:p>1168.7261221</text:p>
              </table:table-cell>
              <table:table-cell office:value-type="float" office:value="1168.7261221">
                <text:p>1168.726122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9423.19214327">
                <text:p>9423.19214327</text:p>
              </table:table-cell>
              <table:table-cell office:value-type="float" office:value="8575.96583774">
                <text:p>8575.96583774</text:p>
              </table:table-cell>
              <table:table-cell office:value-type="float" office:value="1168.7261221">
                <text:p>1168.7261221</text:p>
              </table:table-cell>
              <table:table-cell office:value-type="float" office:value="1168.7261221">
                <text:p>1168.726122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9713.15051048">
                <text:p>9713.15051048</text:p>
              </table:table-cell>
              <table:table-cell office:value-type="float" office:value="9324.0424152">
                <text:p>9324.0424152</text:p>
              </table:table-cell>
              <table:table-cell office:value-type="float" office:value="1168.7261221">
                <text:p>1168.7261221</text:p>
              </table:table-cell>
              <table:table-cell office:value-type="float" office:value="1168.7261221">
                <text:p>1168.726122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10012.0311042">
                <text:p>10012.0311042</text:p>
              </table:table-cell>
              <table:table-cell office:value-type="float" office:value="7209.48339658">
                <text:p>7209.48339658</text:p>
              </table:table-cell>
              <table:table-cell office:value-type="float" office:value="1168.7261221">
                <text:p>1168.7261221</text:p>
              </table:table-cell>
              <table:table-cell office:value-type="float" office:value="1168.7261221">
                <text:p>1168.726122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10320.1084677">
                <text:p>10320.1084677</text:p>
              </table:table-cell>
              <table:table-cell office:value-type="float" office:value="6431.38052283">
                <text:p>6431.38052283</text:p>
              </table:table-cell>
              <table:table-cell office:value-type="float" office:value="1168.7261221">
                <text:p>1168.7261221</text:p>
              </table:table-cell>
              <table:table-cell office:value-type="float" office:value="1168.7261221">
                <text:p>1168.726122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10637.6655922">
                <text:p>10637.6655922</text:p>
              </table:table-cell>
              <table:table-cell office:value-type="float" office:value="5928.80750398">
                <text:p>5928.80750398</text:p>
              </table:table-cell>
              <table:table-cell office:value-type="float" office:value="1168.7261221">
                <text:p>1168.7261221</text:p>
              </table:table-cell>
              <table:table-cell office:value-type="float" office:value="1168.7261221">
                <text:p>1168.726122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10964.9941767">
                <text:p>10964.9941767</text:p>
              </table:table-cell>
              <table:table-cell office:value-type="float" office:value="5775.05630109">
                <text:p>5775.05630109</text:p>
              </table:table-cell>
              <table:table-cell office:value-type="float" office:value="1168.7261221">
                <text:p>1168.7261221</text:p>
              </table:table-cell>
              <table:table-cell office:value-type="float" office:value="1168.7261221">
                <text:p>1168.726122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11302.3948961">
                <text:p>11302.3948961</text:p>
              </table:table-cell>
              <table:table-cell office:value-type="float" office:value="5709.08923794">
                <text:p>5709.08923794</text:p>
              </table:table-cell>
              <table:table-cell office:value-type="float" office:value="1168.7261221">
                <text:p>1168.7261221</text:p>
              </table:table-cell>
              <table:table-cell office:value-type="float" office:value="1168.7261221">
                <text:p>1168.726122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11650.1776771">
                <text:p>11650.1776771</text:p>
              </table:table-cell>
              <table:table-cell office:value-type="float" office:value="5027.99421789">
                <text:p>5027.99421789</text:p>
              </table:table-cell>
              <table:table-cell office:value-type="float" office:value="1168.7261221">
                <text:p>1168.7261221</text:p>
              </table:table-cell>
              <table:table-cell office:value-type="float" office:value="1168.7261221">
                <text:p>1168.726122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12008.6619832">
                <text:p>12008.6619832</text:p>
              </table:table-cell>
              <table:table-cell office:value-type="float" office:value="5384.31427336">
                <text:p>5384.31427336</text:p>
              </table:table-cell>
              <table:table-cell office:value-type="float" office:value="1168.7261221">
                <text:p>1168.7261221</text:p>
              </table:table-cell>
              <table:table-cell office:value-type="float" office:value="1168.7261221">
                <text:p>1168.726122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12378.177108">
                <text:p>12378.177108</text:p>
              </table:table-cell>
              <table:table-cell office:value-type="float" office:value="5415.82739913">
                <text:p>5415.82739913</text:p>
              </table:table-cell>
              <table:table-cell office:value-type="float" office:value="1168.7261221">
                <text:p>1168.7261221</text:p>
              </table:table-cell>
              <table:table-cell office:value-type="float" office:value="1168.7261221">
                <text:p>1168.726122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12759.0624777">
                <text:p>12759.0624777</text:p>
              </table:table-cell>
              <table:table-cell office:value-type="float" office:value="5523.05113374">
                <text:p>5523.05113374</text:p>
              </table:table-cell>
              <table:table-cell office:value-type="float" office:value="1168.7261221">
                <text:p>1168.7261221</text:p>
              </table:table-cell>
              <table:table-cell office:value-type="float" office:value="1168.7261221">
                <text:p>1168.726122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13151.6679629">
                <text:p>13151.6679629</text:p>
              </table:table-cell>
              <table:table-cell office:value-type="float" office:value="5817.98965989">
                <text:p>5817.98965989</text:p>
              </table:table-cell>
              <table:table-cell office:value-type="float" office:value="1168.7261221">
                <text:p>1168.7261221</text:p>
              </table:table-cell>
              <table:table-cell office:value-type="float" office:value="1168.7261221">
                <text:p>1168.726122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13556.3541998">
                <text:p>13556.3541998</text:p>
              </table:table-cell>
              <table:table-cell office:value-type="float" office:value="13005.9147197">
                <text:p>13005.9147197</text:p>
              </table:table-cell>
              <table:table-cell office:value-type="float" office:value="1168.7261221">
                <text:p>1168.7261221</text:p>
              </table:table-cell>
              <table:table-cell office:value-type="float" office:value="1168.7261221">
                <text:p>1168.726122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13973.4929219">
                <text:p>13973.4929219</text:p>
              </table:table-cell>
              <table:table-cell office:value-type="float" office:value="11125.3226274">
                <text:p>11125.3226274</text:p>
              </table:table-cell>
              <table:table-cell office:value-type="float" office:value="1168.7261221">
                <text:p>1168.7261221</text:p>
              </table:table-cell>
              <table:table-cell office:value-type="float" office:value="1168.7261221">
                <text:p>1168.726122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14403.4673011">
                <text:p>14403.4673011</text:p>
              </table:table-cell>
              <table:table-cell office:value-type="float" office:value="9860.2008389">
                <text:p>9860.2008389</text:p>
              </table:table-cell>
              <table:table-cell office:value-type="float" office:value="1168.7261221">
                <text:p>1168.7261221</text:p>
              </table:table-cell>
              <table:table-cell office:value-type="float" office:value="1168.7261221">
                <text:p>1168.726122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14846.6722997">
                <text:p>14846.6722997</text:p>
              </table:table-cell>
              <table:table-cell office:value-type="float" office:value="9442.90483509">
                <text:p>9442.90483509</text:p>
              </table:table-cell>
              <table:table-cell office:value-type="float" office:value="1168.7261221">
                <text:p>1168.7261221</text:p>
              </table:table-cell>
              <table:table-cell office:value-type="float" office:value="1168.7261221">
                <text:p>1168.726122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15303.5150334">
                <text:p>15303.5150334</text:p>
              </table:table-cell>
              <table:table-cell office:value-type="float" office:value="9088.58023286">
                <text:p>9088.58023286</text:p>
              </table:table-cell>
              <table:table-cell office:value-type="float" office:value="1168.7261221">
                <text:p>1168.7261221</text:p>
              </table:table-cell>
              <table:table-cell office:value-type="float" office:value="1168.7261221">
                <text:p>1168.726122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15774.4151449">
                <text:p>15774.4151449</text:p>
              </table:table-cell>
              <table:table-cell office:value-type="float" office:value="8689.49409979">
                <text:p>8689.49409979</text:p>
              </table:table-cell>
              <table:table-cell office:value-type="float" office:value="1168.7261221">
                <text:p>1168.7261221</text:p>
              </table:table-cell>
              <table:table-cell office:value-type="float" office:value="1168.7261221">
                <text:p>1168.726122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16259.80519">
                <text:p>16259.80519</text:p>
              </table:table-cell>
              <table:table-cell office:value-type="float" office:value="8514.81896726">
                <text:p>8514.81896726</text:p>
              </table:table-cell>
              <table:table-cell office:value-type="float" office:value="1168.7261221">
                <text:p>1168.7261221</text:p>
              </table:table-cell>
              <table:table-cell office:value-type="float" office:value="1168.7261221">
                <text:p>1168.726122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16760.1310341">
                <text:p>16760.1310341</text:p>
              </table:table-cell>
              <table:table-cell office:value-type="float" office:value="8265.36763712">
                <text:p>8265.36763712</text:p>
              </table:table-cell>
              <table:table-cell office:value-type="float" office:value="1168.7261221">
                <text:p>1168.7261221</text:p>
              </table:table-cell>
              <table:table-cell office:value-type="float" office:value="1168.7261221">
                <text:p>1168.726122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17275.8522627">
                <text:p>17275.8522627</text:p>
              </table:table-cell>
              <table:table-cell office:value-type="float" office:value="8089.98871124">
                <text:p>8089.98871124</text:p>
              </table:table-cell>
              <table:table-cell office:value-type="float" office:value="1168.7261221">
                <text:p>1168.7261221</text:p>
              </table:table-cell>
              <table:table-cell office:value-type="float" office:value="1168.7261221">
                <text:p>1168.726122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17807.4426025">
                <text:p>17807.4426025</text:p>
              </table:table-cell>
              <table:table-cell office:value-type="float" office:value="7986.82289656">
                <text:p>7986.82289656</text:p>
              </table:table-cell>
              <table:table-cell office:value-type="float" office:value="1168.7261221">
                <text:p>1168.7261221</text:p>
              </table:table-cell>
              <table:table-cell office:value-type="float" office:value="1168.7261221">
                <text:p>1168.726122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18355.3903577">
                <text:p>18355.3903577</text:p>
              </table:table-cell>
              <table:table-cell office:value-type="float" office:value="8394.39619399">
                <text:p>8394.39619399</text:p>
              </table:table-cell>
              <table:table-cell office:value-type="float" office:value="1168.7261221">
                <text:p>1168.7261221</text:p>
              </table:table-cell>
              <table:table-cell office:value-type="float" office:value="1168.7261221">
                <text:p>1168.726122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18920.1988574">
                <text:p>18920.1988574</text:p>
              </table:table-cell>
              <table:table-cell office:value-type="float" office:value="5397.57539343">
                <text:p>5397.57539343</text:p>
              </table:table-cell>
              <table:table-cell office:value-type="float" office:value="1168.7261221">
                <text:p>1168.7261221</text:p>
              </table:table-cell>
              <table:table-cell office:value-type="float" office:value="1168.7261221">
                <text:p>1168.726122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19502.386919">
                <text:p>19502.386919</text:p>
              </table:table-cell>
              <table:table-cell office:value-type="float" office:value="4611.91127871">
                <text:p>4611.91127871</text:p>
              </table:table-cell>
              <table:table-cell office:value-type="float" office:value="1168.7261221">
                <text:p>1168.7261221</text:p>
              </table:table-cell>
              <table:table-cell office:value-type="float" office:value="1168.7261221">
                <text:p>1168.726122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20102.489324">
                <text:p>20102.489324</text:p>
              </table:table-cell>
              <table:table-cell office:value-type="float" office:value="4319.08837889">
                <text:p>4319.08837889</text:p>
              </table:table-cell>
              <table:table-cell office:value-type="float" office:value="1168.7261221">
                <text:p>1168.7261221</text:p>
              </table:table-cell>
              <table:table-cell office:value-type="float" office:value="1168.7261221">
                <text:p>1168.726122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20721.0573095">
                <text:p>20721.0573095</text:p>
              </table:table-cell>
              <table:table-cell office:value-type="float" office:value="4169.35004167">
                <text:p>4169.35004167</text:p>
              </table:table-cell>
              <table:table-cell office:value-type="float" office:value="1168.7261221">
                <text:p>1168.7261221</text:p>
              </table:table-cell>
              <table:table-cell office:value-type="float" office:value="1168.7261221">
                <text:p>1168.726122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21358.6590747">
                <text:p>21358.6590747</text:p>
              </table:table-cell>
              <table:table-cell office:value-type="float" office:value="4237.66866649">
                <text:p>4237.66866649</text:p>
              </table:table-cell>
              <table:table-cell office:value-type="float" office:value="1168.7261221">
                <text:p>1168.7261221</text:p>
              </table:table-cell>
              <table:table-cell office:value-type="float" office:value="1168.7261221">
                <text:p>1168.726122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22015.8803025">
                <text:p>22015.8803025</text:p>
              </table:table-cell>
              <table:table-cell office:value-type="float" office:value="3882.70781653">
                <text:p>3882.70781653</text:p>
              </table:table-cell>
              <table:table-cell office:value-type="float" office:value="1168.7261221">
                <text:p>1168.7261221</text:p>
              </table:table-cell>
              <table:table-cell office:value-type="float" office:value="1168.7261221">
                <text:p>1168.726122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22693.324698">
                <text:p>22693.324698</text:p>
              </table:table-cell>
              <table:table-cell office:value-type="float" office:value="3816.25478969">
                <text:p>3816.25478969</text:p>
              </table:table-cell>
              <table:table-cell office:value-type="float" office:value="1168.7261221">
                <text:p>1168.7261221</text:p>
              </table:table-cell>
              <table:table-cell office:value-type="float" office:value="1168.7261221">
                <text:p>1168.726122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23391.6145425">
                <text:p>23391.6145425</text:p>
              </table:table-cell>
              <table:table-cell office:value-type="float" office:value="3750.83359373">
                <text:p>3750.83359373</text:p>
              </table:table-cell>
              <table:table-cell office:value-type="float" office:value="1168.7261221">
                <text:p>1168.7261221</text:p>
              </table:table-cell>
              <table:table-cell office:value-type="float" office:value="1168.7261221">
                <text:p>1168.726122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24111.3912652">
                <text:p>24111.3912652</text:p>
              </table:table-cell>
              <table:table-cell office:value-type="float" office:value="3907.19014242">
                <text:p>3907.19014242</text:p>
              </table:table-cell>
              <table:table-cell office:value-type="float" office:value="1168.7261221">
                <text:p>1168.7261221</text:p>
              </table:table-cell>
              <table:table-cell office:value-type="float" office:value="1168.7261221">
                <text:p>1168.726122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24853.316033">
                <text:p>24853.316033</text:p>
              </table:table-cell>
              <table:table-cell office:value-type="float" office:value="5838.10651547">
                <text:p>5838.10651547</text:p>
              </table:table-cell>
              <table:table-cell office:value-type="float" office:value="1168.7261221">
                <text:p>1168.7261221</text:p>
              </table:table-cell>
              <table:table-cell office:value-type="float" office:value="1168.7261221">
                <text:p>1168.726122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25618.0703569">
                <text:p>25618.0703569</text:p>
              </table:table-cell>
              <table:table-cell office:value-type="float" office:value="6991.85092633">
                <text:p>6991.85092633</text:p>
              </table:table-cell>
              <table:table-cell office:value-type="float" office:value="1168.7261221">
                <text:p>1168.7261221</text:p>
              </table:table-cell>
              <table:table-cell office:value-type="float" office:value="1168.7261221">
                <text:p>1168.726122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26406.3567187">
                <text:p>26406.3567187</text:p>
              </table:table-cell>
              <table:table-cell office:value-type="float" office:value="5648.89285251">
                <text:p>5648.89285251</text:p>
              </table:table-cell>
              <table:table-cell office:value-type="float" office:value="1168.7261221">
                <text:p>1168.7261221</text:p>
              </table:table-cell>
              <table:table-cell office:value-type="float" office:value="1168.7261221">
                <text:p>1168.726122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27218.8992161">
                <text:p>27218.8992161</text:p>
              </table:table-cell>
              <table:table-cell office:value-type="float" office:value="5249.54121108">
                <text:p>5249.54121108</text:p>
              </table:table-cell>
              <table:table-cell office:value-type="float" office:value="1168.7261221">
                <text:p>1168.7261221</text:p>
              </table:table-cell>
              <table:table-cell office:value-type="float" office:value="1168.7261221">
                <text:p>1168.726122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28056.4442278">
                <text:p>28056.4442278</text:p>
              </table:table-cell>
              <table:table-cell office:value-type="float" office:value="4974.00135867">
                <text:p>4974.00135867</text:p>
              </table:table-cell>
              <table:table-cell office:value-type="float" office:value="1168.7261221">
                <text:p>1168.7261221</text:p>
              </table:table-cell>
              <table:table-cell office:value-type="float" office:value="1168.7261221">
                <text:p>1168.726122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28919.761099">
                <text:p>28919.761099</text:p>
              </table:table-cell>
              <table:table-cell office:value-type="float" office:value="4722.44078818">
                <text:p>4722.44078818</text:p>
              </table:table-cell>
              <table:table-cell office:value-type="float" office:value="1168.7261221">
                <text:p>1168.7261221</text:p>
              </table:table-cell>
              <table:table-cell office:value-type="float" office:value="1168.7261221">
                <text:p>1168.726122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29809.6428483">
                <text:p>29809.6428483</text:p>
              </table:table-cell>
              <table:table-cell office:value-type="float" office:value="4524.48625457">
                <text:p>4524.48625457</text:p>
              </table:table-cell>
              <table:table-cell office:value-type="float" office:value="1168.7261221">
                <text:p>1168.7261221</text:p>
              </table:table-cell>
              <table:table-cell office:value-type="float" office:value="1168.7261221">
                <text:p>1168.726122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30726.9068959">
                <text:p>30726.9068959</text:p>
              </table:table-cell>
              <table:table-cell office:value-type="float" office:value="4349.98622873">
                <text:p>4349.98622873</text:p>
              </table:table-cell>
              <table:table-cell office:value-type="float" office:value="1168.7261221">
                <text:p>1168.7261221</text:p>
              </table:table-cell>
              <table:table-cell office:value-type="float" office:value="1168.7261221">
                <text:p>1168.726122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31672.3958149">
                <text:p>31672.3958149</text:p>
              </table:table-cell>
              <table:table-cell office:value-type="float" office:value="4200.06934713">
                <text:p>4200.06934713</text:p>
              </table:table-cell>
              <table:table-cell office:value-type="float" office:value="1168.7261221">
                <text:p>1168.7261221</text:p>
              </table:table-cell>
              <table:table-cell office:value-type="float" office:value="1168.7261221">
                <text:p>1168.726122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32646.9781047">
                <text:p>32646.9781047</text:p>
              </table:table-cell>
              <table:table-cell office:value-type="float" office:value="4051.26482724">
                <text:p>4051.26482724</text:p>
              </table:table-cell>
              <table:table-cell office:value-type="float" office:value="1168.7261221">
                <text:p>1168.7261221</text:p>
              </table:table-cell>
              <table:table-cell office:value-type="float" office:value="1168.7261221">
                <text:p>1168.726122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33651.5489891">
                <text:p>33651.5489891</text:p>
              </table:table-cell>
              <table:table-cell office:value-type="float" office:value="3827.77849566">
                <text:p>3827.77849566</text:p>
              </table:table-cell>
              <table:table-cell office:value-type="float" office:value="1168.7261221">
                <text:p>1168.7261221</text:p>
              </table:table-cell>
              <table:table-cell office:value-type="float" office:value="1168.7261221">
                <text:p>1168.726122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34687.0312386">
                <text:p>34687.0312386</text:p>
              </table:table-cell>
              <table:table-cell office:value-type="float" office:value="2572.85248136">
                <text:p>2572.85248136</text:p>
              </table:table-cell>
              <table:table-cell office:value-type="float" office:value="1168.7261221">
                <text:p>1168.7261221</text:p>
              </table:table-cell>
              <table:table-cell office:value-type="float" office:value="1168.7261221">
                <text:p>1168.726122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35754.3760182">
                <text:p>35754.3760182</text:p>
              </table:table-cell>
              <table:table-cell office:value-type="float" office:value="2092.56621212">
                <text:p>2092.56621212</text:p>
              </table:table-cell>
              <table:table-cell office:value-type="float" office:value="1168.7261221">
                <text:p>1168.7261221</text:p>
              </table:table-cell>
              <table:table-cell office:value-type="float" office:value="1168.7261221">
                <text:p>1168.726122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36854.5637606">
                <text:p>36854.5637606</text:p>
              </table:table-cell>
              <table:table-cell office:value-type="float" office:value="1936.17692239">
                <text:p>1936.17692239</text:p>
              </table:table-cell>
              <table:table-cell office:value-type="float" office:value="1168.7261221">
                <text:p>1168.7261221</text:p>
              </table:table-cell>
              <table:table-cell office:value-type="float" office:value="1168.7261221">
                <text:p>1168.726122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37988.6050674">
                <text:p>37988.6050674</text:p>
              </table:table-cell>
              <table:table-cell office:value-type="float" office:value="1858.66793386">
                <text:p>1858.66793386</text:p>
              </table:table-cell>
              <table:table-cell office:value-type="float" office:value="1168.7261221">
                <text:p>1168.7261221</text:p>
              </table:table-cell>
              <table:table-cell office:value-type="float" office:value="1168.7261221">
                <text:p>1168.726122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39157.5416369">
                <text:p>39157.5416369</text:p>
              </table:table-cell>
              <table:table-cell office:value-type="float" office:value="1808.67358492">
                <text:p>1808.67358492</text:p>
              </table:table-cell>
              <table:table-cell office:value-type="float" office:value="1168.7261221">
                <text:p>1168.7261221</text:p>
              </table:table-cell>
              <table:table-cell office:value-type="float" office:value="1168.7261221">
                <text:p>1168.726122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40362.4472213">
                <text:p>40362.4472213</text:p>
              </table:table-cell>
              <table:table-cell office:value-type="float" office:value="1690.63342583">
                <text:p>1690.63342583</text:p>
              </table:table-cell>
              <table:table-cell office:value-type="float" office:value="1168.7261221">
                <text:p>1168.7261221</text:p>
              </table:table-cell>
              <table:table-cell office:value-type="float" office:value="1168.7261221">
                <text:p>1168.726122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41604.428613">
                <text:p>41604.428613</text:p>
              </table:table-cell>
              <table:table-cell office:value-type="float" office:value="1659.58498287">
                <text:p>1659.58498287</text:p>
              </table:table-cell>
              <table:table-cell office:value-type="float" office:value="1168.7261221">
                <text:p>1168.7261221</text:p>
              </table:table-cell>
              <table:table-cell office:value-type="float" office:value="1168.7261221">
                <text:p>1168.726122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42884.6266612">
                <text:p>42884.6266612</text:p>
              </table:table-cell>
              <table:table-cell office:value-type="float" office:value="1609.51082444">
                <text:p>1609.51082444</text:p>
              </table:table-cell>
              <table:table-cell office:value-type="float" office:value="1168.7261221">
                <text:p>1168.7261221</text:p>
              </table:table-cell>
              <table:table-cell office:value-type="float" office:value="1168.7261221">
                <text:p>1168.726122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44204.2173196">
                <text:p>44204.2173196</text:p>
              </table:table-cell>
              <table:table-cell office:value-type="float" office:value="1619.94188367">
                <text:p>1619.94188367</text:p>
              </table:table-cell>
              <table:table-cell office:value-type="float" office:value="1168.7261221">
                <text:p>1168.7261221</text:p>
              </table:table-cell>
              <table:table-cell office:value-type="float" office:value="1168.7261221">
                <text:p>1168.726122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45564.4127271">
                <text:p>45564.4127271</text:p>
              </table:table-cell>
              <table:table-cell office:value-type="float" office:value="2042.36658291">
                <text:p>2042.36658291</text:p>
              </table:table-cell>
              <table:table-cell office:value-type="float" office:value="1168.7261221">
                <text:p>1168.7261221</text:p>
              </table:table-cell>
              <table:table-cell office:value-type="float" office:value="1168.7261221">
                <text:p>1168.726122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46966.4623209">
                <text:p>46966.4623209</text:p>
              </table:table-cell>
              <table:table-cell office:value-type="float" office:value="3111.31459308">
                <text:p>3111.31459308</text:p>
              </table:table-cell>
              <table:table-cell office:value-type="float" office:value="1168.7261221">
                <text:p>1168.7261221</text:p>
              </table:table-cell>
              <table:table-cell office:value-type="float" office:value="1168.7261221">
                <text:p>1168.726122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48411.6539843">
                <text:p>48411.6539843</text:p>
              </table:table-cell>
              <table:table-cell office:value-type="float" office:value="2434.08584372">
                <text:p>2434.08584372</text:p>
              </table:table-cell>
              <table:table-cell office:value-type="float" office:value="1168.7261221">
                <text:p>1168.7261221</text:p>
              </table:table-cell>
              <table:table-cell office:value-type="float" office:value="1168.7261221">
                <text:p>1168.72612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